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1.9cm" svg:x="1.4cm" svg:y="7.6cm">
          <text:p text:style-name="P1">new job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7cm" svg:x="1.3cm" svg:y="1.5cm">
          <text:p text:style-name="P1"><text:span text:style-name="T1">state= </text:span></text:p>
          <text:p text:style-name="P1"><text:span text:style-name="T1">NE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7cm" svg:x="16.3cm" svg:y="4cm">
          <text:p text:style-name="P1"><text:span text:style-name="T1">state= </text:span></text:p>
          <text:p text:style-name="P1"><text:span text:style-name="T1">FINISHED_IN_PROG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7cm" svg:x="16.4cm" svg:y="7.1cm">
          <text:p text:style-name="P1"><text:span text:style-name="T1">state= </text:span></text:p>
          <text:p text:style-name="P1"><text:span text:style-name="T1">EXCEEDED_IN_PROG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7cm" svg:x="18.1cm" svg:y="12.9cm">
          <text:p text:style-name="P1"><text:span text:style-name="T1">state= </text:span></text:p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7cm" svg:x="16.2cm" svg:y="1.4cm">
          <text:p text:style-name="P1"><text:span text:style-name="T1">state= </text:span></text:p>
          <text:p text:style-name="P1"><text:span text:style-name="T1">PAUS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7cm" svg:x="8.7cm" svg:y="4.1cm">
          <text:p text:style-name="P1"><text:span text:style-name="T1">state= </text:span></text:p>
          <text:p text:style-name="P1"><text:span text:style-name="T1">FINISH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7cm" svg:x="8.7cm" svg:y="7.1cm">
          <text:p text:style-name="P1"><text:span text:style-name="T1">state= </text:span></text:p>
          <text:p text:style-name="P1"><text:span text:style-name="T1">EXCEED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7cm" svg:x="8.8cm" svg:y="1.4cm">
          <text:p text:style-name="P1"><text:span text:style-name="T1">state= </text:span></text:p>
          <text:p text:style-name="P1"><text:span text:style-name="T1">NEW_IN_PROGRE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 </meta:initial-creator>
    <meta:creation-date>2014-06-26T20:51:10.512541963</meta:creation-date>
    <dc:date>2014-06-26T21:34:20.773081622</dc:date>
    <dc:creator>micha </dc:creator>
    <meta:editing-duration>PT41M27S</meta:editing-duration>
    <meta:editing-cycles>3</meta:editing-cycles>
    <meta:generator>LibreOffice/4.2.4.2$Linux_X86_64 LibreOffice_project/420m0$Build-2</meta:generator>
    <meta:document-statistic meta:object-count="9"/>
  </office:meta>
</office:document-meta>
</file>